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vouritesRegistry.addFavourite( String name , Object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vouritesRegistry.checkSuitability( Object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vouritesRegistry.Favourites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vouritesRegistry.addFavourite( Favourite favou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vouritesRegistry.getFavouritesBy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vouritesRegistry.createFavourite( String name , Object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vouritesRegistry.getFavouri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